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D1D7EA842A8126B.jpg" manifest:media-type="image/jpeg"/>
  <manifest:file-entry manifest:full-path="Pictures/10000000000007800000043836B78377204AEDD9.jpg" manifest:media-type="image/jpeg"/>
  <manifest:file-entry manifest:full-path="Pictures/100000000000078000000438E74024CC83E692A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yriad Pro" svg:font-family="'Myriad Pro'"/>
    <style:font-face style:name="Myriad Pro Light1" svg:font-family="'Myriad Pro Light'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1" svg:font-family="'Myriad Pro'" style:font-pitch="variable"/>
    <style:font-face style:name="Myriad Pro Light" svg:font-family="'Myriad Pr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Custom_20_Layou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yriad Pro Light1" fo:font-size="40pt" fo:letter-spacing="normal" fo:font-style="normal" style:text-underline-style="none" fo:font-weight="normal" style:font-size-asian="40pt" style:font-style-asian="normal" style:font-weight-asian="normal" style:font-name-complex="Myriad Pro Light1" style:font-size-complex="40pt" style:font-style-complex="normal" style:font-weight-complex="normal"/>
    </style:style>
    <style:style style:name="T2" style:family="text">
      <style:text-properties fo:font-variant="normal" fo:text-transform="none" fo:color="#17375e" style:text-line-through-style="none" style:text-line-through-type="none" style:text-position="0% 100%" style:font-name="Myriad Pro" fo:font-size="13pt" fo:letter-spacing="normal" fo:font-style="normal" style:text-underline-style="none" fo:font-weight="normal" style:font-size-asian="13pt" style:font-style-asian="normal" style:font-weight-asian="normal" style:font-name-complex="Myriad Pro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yriad Pro Light1" fo:font-size="14pt" fo:letter-spacing="normal" fo:font-style="normal" style:text-underline-style="none" fo:font-weight="normal" style:font-size-asian="14pt" style:font-style-asian="normal" style:font-weight-asian="normal" style:font-name-complex="Myriad Pro Light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yriad Pro Light1" fo:font-size="38pt" fo:letter-spacing="normal" fo:font-style="normal" style:text-underline-style="none" fo:font-weight="normal" style:font-size-asian="38pt" style:font-style-asian="normal" style:font-weight-asian="normal" style:font-name-complex="Myriad Pro Light1" style:font-size-complex="3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Myriad Pro" fo:font-size="18pt" fo:letter-spacing="normal" fo:font-style="normal" style:text-underline-style="none" fo:font-weight="bold" style:font-size-asian="18pt" style:font-style-asian="normal" style:font-weight-asian="bold" style:font-name-complex="Myriad Pro" style:font-size-complex="18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Myriad Pro" fo:font-size="18pt" fo:letter-spacing="normal" fo:font-style="normal" style:text-underline-style="none" fo:font-weight="normal" style:font-size-asian="18pt" style:font-style-asian="normal" style:font-weight-asian="normal" style:font-name-complex="Myriad Pro" style:font-size-complex="1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Myriad Pro" fo:font-size="18pt" fo:letter-spacing="normal" fo:font-style="italic" style:text-underline-style="none" fo:font-weight="normal" style:font-size-asian="18pt" style:font-style-asian="italic" style:font-weight-asian="normal" style:font-name-complex="Myriad Pro" style:font-size-complex="18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yriad Pro Light1" fo:font-size="14pt" fo:letter-spacing="normal" fo:font-style="normal" style:text-underline-style="none" fo:font-weight="normal" style:font-size-asian="14pt" style:font-style-asian="normal" style:font-weight-asian="normal" style:font-name-complex="Myriad Pro Light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>
        <draw:custom-shape draw:name="TextBox 3" draw:style-name="gr1" draw:text-style-name="P2" draw:layer="layout" svg:width="17.873cm" svg:height="3.636cm" svg:x="3.904cm" svg:y="2.528cm">
          <text:p text:style-name="P1"><text:span text:style-name="T1">The ROI of Modularity</text:span></text:p>
          <text:p text:style-name="P1"><text:span text:style-name="T2"/></text:p>
          <text:p text:style-name="P1"><text:span text:style-name="T2"/></text:p>
          <text:p text:style-name="P1"><text:span text:style-name="T3">Raymond Augé, Sr. Software Archit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>
            <draw:text-box>
              <text:p>Liferay 7.0 has put a huge emphasis on modularity. What does that buy you? Why should you upgrade?</text:p>
            </draw:text-box>
          </draw:frame>
        </presentation:notes>
      </draw:page>
      <draw:page draw:name="page2" draw:style-name="dp1" draw:master-page-name="Title_20_and_20_Content">
        <draw:custom-shape draw:name="TextBox 1" draw:style-name="gr1" draw:text-style-name="P2" draw:layer="layout" svg:width="23.353cm" svg:height="1.86cm" svg:x="1.058cm" svg:y="1.055cm">
          <text:p text:style-name="P4"><text:span text:style-name="T4">Risk 1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2" draw:layer="layout" svg:width="23.353cm" svg:height="5.585cm" svg:x="1.058cm" svg:y="3.631cm">
          <text:p text:style-name="P4"><text:span text:style-name="T5">Undiversifiable:</text:span><text:span text:style-name="T6"> </text:span><text:span text:style-name="T7">That which is not specific to a particular company or industry.</text:span></text:p>
          <text:p text:style-name="P4"><text:span text:style-name="T6"/></text:p>
          <text:p text:style-name="P4"><text:span text:style-name="T5">Finance:</text:span><text:span text:style-name="T6"> </text:span><text:span text:style-name="T6">Exchange rates, </text:span><text:span text:style-name="T6">Inflation rates, </text:span><text:span text:style-name="T6">Interest rates</text:span><text:span text:style-name="T6">, Political instability, War</text:span></text:p>
          <text:p text:style-name="P4"><text:span text:style-name="T6"/></text:p>
          <text:p text:style-name="P4"><text:span text:style-name="T5">IT:</text:span><text:span text:style-name="T6"> Data centre failures, Network outages (by DOS, Natural Disast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9.489cm" svg:height="0.843cm" svg:x="2.787cm" svg:y="12.959cm">
          <text:p text:style-name="P4"><text:span text:style-name="T8">@add_twitter_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draw:custom-shape draw:name="TextBox 1" draw:style-name="gr3" draw:text-style-name="P5" draw:layer="layout" svg:width="23.353cm" svg:height="1.86cm" svg:x="1.058cm" svg:y="1.055cm">
          <text:p text:style-name="P4"><text:span text:style-name="T4">Risk 1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" draw:text-style-name="P5" draw:layer="layout" svg:width="23.353cm" svg:height="4.059cm" svg:x="1.058cm" svg:y="3.631cm">
          <text:p text:style-name="P4"><text:span text:style-name="T5">Diversifiable: </text:span><text:span text:style-name="T7">That which is specific to a company or industry.</text:span></text:p>
          <text:p text:style-name="P4"><text:span text:style-name="T7"/></text:p>
          <text:p text:style-name="P4"><text:span text:style-name="T5">Finance: </text:span><text:span text:style-name="T6">Business desicions, Investments.</text:span></text:p>
          <text:p text:style-name="P4"><text:span text:style-name="T6"/></text:p>
          <text:p text:style-name="P4"><text:span text:style-name="T5">IT: </text:span><text:span text:style-name="T6">Technology choices,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5" draw:layer="layout" svg:width="9.489cm" svg:height="0.843cm" svg:x="2.787cm" svg:y="12.959cm">
          <text:p text:style-name="P4"><text:span text:style-name="T8">@add_twitter_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custom-shape draw:name="TextBox 1" draw:style-name="gr6" draw:text-style-name="P5" draw:layer="layout" svg:width="23.353cm" svg:height="1.86cm" svg:x="1.058cm" svg:y="1.055cm">
          <text:p text:style-name="P4"><text:span text:style-name="T4">Slid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5" draw:layer="layout" svg:width="23.353cm" svg:height="1.013cm" svg:x="1.058cm" svg:y="3.631cm">
          <text:p text:style-name="P4"><text:span text:style-name="T6">Slide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5" draw:layer="layout" svg:width="9.489cm" svg:height="0.843cm" svg:x="2.787cm" svg:y="12.959cm">
          <text:p text:style-name="P4"><text:span text:style-name="T8">@add_twitter_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custom-shape draw:name="TextBox 1" draw:style-name="gr9" draw:text-style-name="P5" draw:layer="layout" svg:width="23.353cm" svg:height="1.86cm" svg:x="1.058cm" svg:y="1.055cm">
          <text:p text:style-name="P4"><text:span text:style-name="T4">Slid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" draw:text-style-name="P5" draw:layer="layout" svg:width="23.353cm" svg:height="1.013cm" svg:x="1.058cm" svg:y="3.631cm">
          <text:p text:style-name="P4"><text:span text:style-name="T6">Slide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" draw:text-style-name="P5" draw:layer="layout" svg:width="9.489cm" svg:height="0.843cm" svg:x="2.787cm" svg:y="12.959cm">
          <text:p text:style-name="P4"><text:span text:style-name="T8">@add_twitter_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custom-shape draw:name="TextBox 1" draw:style-name="gr12" draw:text-style-name="P5" draw:layer="layout" svg:width="23.353cm" svg:height="1.86cm" svg:x="1.058cm" svg:y="1.055cm">
          <text:p text:style-name="P4"><text:span text:style-name="T4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5" draw:layer="layout" svg:width="23.353cm" svg:height="1.013cm" svg:x="1.058cm" svg:y="3.631cm">
          <text:p text:style-name="P4"><text:span text:style-name="T6"><text:a xlink:href="http://www.investopedia.com/articles/02/111502.asp" xlink:type="simple">http://www.investopedia.com/articles/02/111502.asp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5" draw:layer="layout" svg:width="9.489cm" svg:height="0.843cm" svg:x="2.787cm" svg:y="12.959cm">
          <text:p text:style-name="P4"><text:span text:style-name="T8">@add_twitter_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stom_20_Layout">
        <draw:custom-shape draw:name="TextBox 1" draw:style-name="gr1" draw:text-style-name="P2" draw:layer="layout" svg:width="9.489cm" svg:height="0.843cm" svg:x="2.787cm" svg:y="12.959cm">
          <text:p text:style-name="P4"><text:span text:style-name="T8">@add_twitter_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yriad Pro" svg:font-family="'Myriad Pro'"/>
    <style:font-face style:name="Myriad Pro Light1" svg:font-family="'Myriad Pro Light'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1" svg:font-family="'Myriad Pro'" style:font-pitch="variable"/>
    <style:font-face style:name="Myriad Pro Light" svg:font-family="'Myriad Pr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6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25.399cm" svg:height="14.287cm" svg:x="0cm" svg:y="0cm">
        <draw:image xlink:href="Pictures/100000000000078000000438E74024CC83E692A4.jpg" xlink:type="simple" xlink:show="embed" xlink:actuate="onLoad">
          <text:p/>
        </draw:image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" draw:style-name="Mgr3" draw:text-style-name="MP5" draw:layer="backgroundobjects" svg:width="25.399cm" svg:height="14.287cm" svg:x="0cm" svg:y="0.024cm">
        <draw:image xlink:href="Pictures/10000000000007800000043836B78377204AEDD9.jpg" xlink:type="simple" xlink:show="embed" xlink:actuate="onLoad">
          <text:p/>
        </draw:image>
      </draw:frame>
      <draw:frame presentation:style-name="Title_20_and_20_Content-title" draw:layer="backgroundobjects" svg:width="22.859cm" svg:height="2.385cm" svg:x="1.27cm" svg:y="0.57cm" presentation:class="title" presentation:placeholder="true">
        <draw:text-box/>
      </draw:frame>
      <draw:frame presentation:style-name="Title_20_and_20_Conten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Picture 3" draw:style-name="Mgr3" draw:text-style-name="MP5" draw:layer="backgroundobjects" svg:width="25.399cm" svg:height="14.287cm" svg:x="0cm" svg:y="0.024cm">
        <draw:image xlink:href="Pictures/1000000000000780000004387D1D7EA842A8126B.jpg" xlink:type="simple" xlink:show="embed" xlink:actuate="onLoad">
          <text:p/>
        </draw:image>
      </draw:frame>
      <presentation:notes style:page-layout-name="PM0">
        <draw:page-thumbnail presentation:style-name="Custom_20_Layout-title" draw:layer="backgroundobjects" svg:width="18.624cm" svg:height="10.476cm" svg:x="1.482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Bryan</meta:initial-creator>
    <dc:creator>Raymond Augé</dc:creator>
    <meta:editing-cycles>17</meta:editing-cycles>
    <meta:creation-date>2016-07-07T00:08:35</meta:creation-date>
    <dc:date>2016-09-19T16:15:57.002895250</dc:date>
    <meta:editing-duration>PT22H47M35S</meta:editing-duration>
    <meta:generator>LibreOffice/5.1.4.2$Linux_X86_64 LibreOffice_project/10m0$Build-2</meta:generator>
    <meta:document-statistic meta:object-count="6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